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Utils.ICONST( int valu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ypeUtils.DCONST( double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ypeUtils.LCONST( lo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ypeUtils.Type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ypeUtils.isPrimitive( Type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ypeUtils.isStatic( int ac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.isBridge( int ac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.isConstructor( MethodInfo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.getClassName( Type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ypeUtils.parseSignature(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ypeUtils.isArray( 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.add( Type [ ] types , Type extr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ypeUtils.isSynthetic( int ac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.isPrivate( int ac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.isFinal( int ac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.fromInternal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.NEWARRAY( Type typ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TypeUtils.emulateClassGetName( Type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ypeUtils.FCONST( floa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ypeUtils.parseTyp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.parseConstructor( String s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.isPublic( int ac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.map( String 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TypeUtils.getPackageName( String 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Utils.getStackSize( Type [ ] typ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ypeUtils.isAbstract( int ac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.getBoxedType( Type typ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TypeUtils.toInternalNames( Type [ ] typ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ypeUtils.isProtected( int ac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.add( Type [ ] t1 , Type [ ] t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ypeUtils.parseTypes(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ypeUtils.getType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.upperFirst( String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ypeUtils.escapeType( String 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ypeUtils.isInterface( int ac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.getPackageName( 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.fromInternalNames( String [ ] nam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ypeUtils.getComponentType( Type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ypeUtils.parseTypes( String s , int mark , int en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ypeUtils.getTypes( Class [ ] class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ypeUtils.parseConstructor( Type [ ] typ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ypeUtils.getUnboxedType( Type typ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